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8.733cm" fo:margin-left="-0.73cm" table:align="left"/>
    </style:style>
    <style:style style:name="Table2.A" style:family="table-column">
      <style:table-column-properties style:column-width="1.905cm"/>
    </style:style>
    <style:style style:name="Table2.B" style:family="table-column">
      <style:table-column-properties style:column-width="13.732cm"/>
    </style:style>
    <style:style style:name="Table2.C" style:family="table-column">
      <style:table-column-properties style:column-width="3.096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C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 fo:break-before="page"/>
      <style:text-properties fo:font-size="18pt" fo:font-weight="bold" officeooo:paragraph-rsid="00084786" style:font-size-asian="18pt" style:font-weight-asian="bold" style:font-size-complex="18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paragraph-rsid="00084786" style:font-size-asian="18pt" style:font-weight-asian="bold" style:font-size-complex="18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ddddb" style:font-size-asian="12pt" style:font-size-complex="12pt"/>
    </style:style>
    <style:style style:name="P5" style:family="paragraph" style:parent-style-name="Standard">
      <loext:graphic-properties draw:fill="solid" draw:fill-color="#fffffe"/>
      <style:paragraph-properties fo:margin-top="0cm" fo:margin-bottom="0cm" loext:contextual-spacing="false" style:line-height-at-least="0.503cm" fo:background-color="#fffff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padding="0cm" fo:border="none"/>
      <style:text-properties fo:color="#000000" style:font-name="Times New Roman" fo:font-size="12pt" officeooo:paragraph-rsid="000ddddb" style:font-name-asian="Times New Roman1" style:font-size-asian="12pt" style:font-name-complex="Times New Roman1" style:font-size-complex="12pt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="0cm" fo:border="none"/>
      <style:text-properties fo:color="#000000" style:font-name="Times New Roman" fo:font-size="12pt" officeooo:paragraph-rsid="000ddddb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fo:color="#000000" style:font-name="Times New Roman" fo:font-size="12pt" officeooo:paragraph-rsid="000ddddb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3.5pt" fo:font-style="italic" fo:font-weight="bold" officeooo:paragraph-rsid="00084786" style:font-name-asian="Times New Roman1" style:font-size-asian="13.5pt" style:font-style-asian="italic" style:font-weight-asian="bold" style:font-name-complex="Times New Roman1" style:font-size-complex="13.5pt"/>
    </style:style>
    <style:style style:name="P10" style:family="paragraph" style:parent-style-name="List_20_Paragraph">
      <loext:graphic-properties draw:fill="solid" draw:fill-color="#fffffe"/>
      <style:paragraph-properties fo:margin-top="0cm" fo:margin-bottom="0cm" loext:contextual-spacing="true" style:line-height-at-least="0.503cm" fo:background-color="#fffffe"/>
      <style:text-properties style:font-name="Times New Roman" fo:font-size="12pt" style:font-size-asian="12pt" style:font-size-complex="12pt"/>
    </style:style>
    <style:style style:name="P11" style:family="paragraph" style:parent-style-name="List_20_Paragraph">
      <style:paragraph-properties fo:margin-top="0cm" fo:margin-bottom="0cm" loext:contextual-spacing="true" fo:line-height="100%"/>
      <style:text-properties style:font-name="Times New Roman" fo:font-size="12pt" style:font-size-asian="12pt" style:font-size-complex="12pt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0ddddb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2pt" officeooo:paragraph-rsid="000ddddb" style:font-size-asian="12pt" style:font-size-complex="12pt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2pt" officeooo:paragraph-rsid="000ddddb" fo:background-color="#f6f6f6" style:font-name-asian="Times New Roman1" style:font-size-asian="12pt" style:font-size-complex="12pt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2pt" officeooo:paragraph-rsid="000ddddb" style:font-name-asian="Times New Roman1" style:font-size-asian="12pt" style:font-name-complex="Times New Roman1" style:font-size-complex="12pt"/>
    </style:style>
    <style:style style:name="P1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Times New Roman" fo:font-size="12pt" officeooo:paragraph-rsid="000ddddb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cm" fo:margin-bottom="0.282cm" loext:contextual-spacing="false" fo:text-align="center" style:justify-single-word="false" fo:padding="0cm" fo:border="none"/>
      <style:text-properties style:font-name="Times New Roman" fo:font-size="12pt" fo:font-weight="bold" officeooo:rsid="00084786" officeooo:paragraph-rsid="00084786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84786" officeooo:paragraph-rsid="00084786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9ff42" officeooo:paragraph-rsid="0009ff4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ddddb" officeooo:paragraph-rsid="000ddddb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1272ce" officeooo:paragraph-rsid="001272ce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17070b" officeooo:paragraph-rsid="0017070b" style:font-size-asian="12pt" style:font-size-complex="12pt"/>
    </style:style>
    <style:style style:name="P24" style:family="paragraph" style:parent-style-name="List_20_Paragraph" style:list-style-name="WWNum15">
      <style:paragraph-properties fo:margin-top="0cm" fo:margin-bottom="0cm" loext:contextual-spacing="true" fo:line-height="100%"/>
      <style:text-properties style:font-name="Times New Roman" fo:font-size="12pt" officeooo:paragraph-rsid="000ddddb" style:font-size-asian="12pt" style:font-size-complex="12pt"/>
    </style:style>
    <style:style style:name="P25" style:family="paragraph" style:parent-style-name="List_20_Paragraph" style:list-style-name="WWNum19">
      <style:paragraph-properties fo:margin-top="0cm" fo:margin-bottom="0cm" loext:contextual-spacing="true" fo:line-height="100%"/>
      <style:text-properties style:font-name="Times New Roman" fo:font-size="12pt" style:font-size-asian="12pt" style:font-size-complex="12pt"/>
    </style:style>
    <style:style style:name="P26" style:family="paragraph" style:parent-style-name="List_20_Paragraph" style:list-style-name="WWNum20">
      <style:paragraph-properties fo:margin-top="0cm" fo:margin-bottom="0cm" loext:contextual-spacing="true" fo:line-height="100%"/>
      <style:text-properties style:font-name="Times New Roman" fo:font-size="12pt" style:font-size-asian="12pt" style:font-size-complex="12pt"/>
    </style:style>
    <style:style style:name="T1" style:family="text">
      <style:text-properties officeooo:rsid="000ddddb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0ddddb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List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47139514416">
          <table:table-cell table:style-name="Table2.A1" office:value-type="string">
            <text:p text:style-name="P19">Sr. No.</text:p>
          </table:table-cell>
          <table:table-cell table:style-name="Table2.A1" office:value-type="string">
            <text:p text:style-name="P18">Practical</text:p>
          </table:table-cell>
          <table:table-cell table:style-name="Table2.C1" office:value-type="string">
            <text:p text:style-name="P19">Page No.</text:p>
          </table:table-cell>
        </table:table-row>
        <table:table-row table:style-name="TableLine94247139670816">
          <table:table-cell table:style-name="Table2.A2" office:value-type="string">
            <text:p text:style-name="P19">1.</text:p>
          </table:table-cell>
          <table:table-cell table:style-name="Table2.B2" office:value-type="string">
            <text:p text:style-name="P4">Write a Python Program</text:p>
            <text:p text:style-name="P14"><text:span text:style-name="T1"><text:s text:c="3"/>- </text:span>To check if a number is Positive, Negative or Zero</text:p>
            <text:p text:style-name="P14"><text:span text:style-name="T1"><text:s text:c="3"/>- </text:span>To find Factorial of a Number</text:p>
            <text:p text:style-name="P14"><text:span text:style-name="T1"><text:s text:c="3"/>- </text:span>To Print the Fibonacci sequence</text:p>
            <text:p text:style-name="P14"><text:span text:style-name="T1"><text:s text:c="3"/>- </text:span>To Print Multiplication Table</text:p>
            <text:p text:style-name="P12"><text:span text:style-name="T3"><text:s text:c="3"/>- </text:span><text:a xlink:type="simple" xlink:href="https://www.javatpoint.com/python-check-armstrong-number" text:style-name="Standard" text:visited-style-name="Standard"><text:span text:style-name="T2">Python Program to Check Armstrong Number</text:span></text:a><text:span text:style-name="T2"> (A number is called</text:span><text:span text:style-name="T3"> </text:span><text:span text:style-name="T2">Armstrong number if it is equal to the sum of the cubes of its own digits. For</text:span><text:span text:style-name="T3"> </text:span><text:span text:style-name="T2">example: 153 is an Armstrong number since 153 = 1*1*1 + 5*5*5 + 3*3*3.)</text:span><text:span text:style-name="T3"> </text:span></text:p>
            <text:p text:style-name="P16"/>
            <text:p text:style-name="P16">Use appropriate conditional constructs, looping constructs and function.</text:p>
          </table:table-cell>
          <table:table-cell table:style-name="Table2.C2" office:value-type="string">
            <text:p text:style-name="P22">1</text:p>
          </table:table-cell>
        </table:table-row>
        <table:table-row table:style-name="TableLine94247139675760">
          <table:table-cell table:style-name="Table2.A2" office:value-type="string">
            <text:p text:style-name="P20">2.</text:p>
          </table:table-cell>
          <table:table-cell table:style-name="Table2.B3" office:value-type="string">
            <text:p text:style-name="P6">WAP to convert temperature of 10 cities into Fahrenheit using lambda and map function. </text:p>
          </table:table-cell>
          <table:table-cell table:style-name="Table2.C2" office:value-type="string">
            <text:p text:style-name="P23">3</text:p>
          </table:table-cell>
        </table:table-row>
        <table:table-row table:style-name="TableLine94247139676832">
          <table:table-cell table:style-name="Table2.A2" office:value-type="string">
            <text:p text:style-name="P20">3.</text:p>
          </table:table-cell>
          <table:table-cell table:style-name="Table2.B4" office:value-type="string">
            <text:p text:style-name="P3">WAP to accept a list of numbers as an input. If input is greater than 3 then perform addition of even numbers. Make a use of map, reduce and lambda function.</text:p>
          </table:table-cell>
          <table:table-cell table:style-name="Table2.C2" office:value-type="string">
            <text:p text:style-name="P23">4</text:p>
          </table:table-cell>
        </table:table-row>
        <table:table-row table:style-name="TableLine94247139678160">
          <table:table-cell table:style-name="Table2.A2" office:value-type="string">
            <text:p text:style-name="P20">4.</text:p>
          </table:table-cell>
          <table:table-cell table:style-name="Table2.B5" office:value-type="string">
            <text:p text:style-name="P6">WAP to create your own arithmetic module and perform arithmetic operations.</text:p>
          </table:table-cell>
          <table:table-cell table:style-name="Table2.C2" office:value-type="string">
            <text:p text:style-name="P23">5</text:p>
          </table:table-cell>
        </table:table-row>
        <table:table-row table:style-name="TableLine94247139679600">
          <table:table-cell table:style-name="Table2.A2" office:value-type="string">
            <text:p text:style-name="P20">5.</text:p>
          </table:table-cell>
          <table:table-cell table:style-name="Table2.B6" office:value-type="string">
            <text:p text:style-name="P6">WAP to create Operator package and perform logical operations.</text:p>
          </table:table-cell>
          <table:table-cell table:style-name="Table2.C2" office:value-type="string">
            <text:p text:style-name="P23">6</text:p>
          </table:table-cell>
        </table:table-row>
        <table:table-row table:style-name="TableLine94247139680992">
          <table:table-cell table:style-name="Table2.A2" office:value-type="string">
            <text:p text:style-name="P20">6.</text:p>
          </table:table-cell>
          <table:table-cell table:style-name="Table2.B7" office:value-type="string">
            <text:p text:style-name="P6">Write a generator function to perform sum of n even numbers.</text:p>
          </table:table-cell>
          <table:table-cell table:style-name="Table2.C2" office:value-type="string">
            <text:p text:style-name="P23">7</text:p>
          </table:table-cell>
        </table:table-row>
        <table:table-row table:style-name="TableLine94247139682432">
          <table:table-cell table:style-name="Table2.A2" office:value-type="string">
            <text:p text:style-name="P20">7.</text:p>
          </table:table-cell>
          <table:table-cell table:style-name="Table2.B8" office:value-type="string">
            <text:p text:style-name="P6">WAP to implement multiple decorators or chaining decorators.</text:p>
          </table:table-cell>
          <table:table-cell table:style-name="Table2.C2" office:value-type="string">
            <text:p text:style-name="P23">8</text:p>
          </table:table-cell>
        </table:table-row>
        <table:table-row table:style-name="TableLine94247139683872">
          <table:table-cell table:style-name="Table2.A2" office:value-type="string">
            <text:p text:style-name="P20">8.</text:p>
          </table:table-cell>
          <table:table-cell table:style-name="Table2.B9" office:value-type="string">
            <text:p text:style-name="P6">WAP to create abstract class and display the details. (Any suitable example)</text:p>
          </table:table-cell>
          <table:table-cell table:style-name="Table2.C2" office:value-type="string">
            <text:p text:style-name="P23">9</text:p>
          </table:table-cell>
        </table:table-row>
        <table:table-row table:style-name="TableLine94247139685232">
          <table:table-cell table:style-name="Table2.A2" office:value-type="string">
            <text:p text:style-name="P20">9.</text:p>
          </table:table-cell>
          <table:table-cell table:style-name="Table2.B10" office:value-type="string">
            <text:p text:style-name="P7">WAP to implement encapsulation. (Any <text:s/>suitable example)</text:p>
          </table:table-cell>
          <table:table-cell table:style-name="Table2.C2" office:value-type="string">
            <text:p text:style-name="P23">10</text:p>
          </table:table-cell>
        </table:table-row>
        <table:table-row table:style-name="TableLine94247139686560">
          <table:table-cell table:style-name="Table2.A2" office:value-type="string">
            <text:p text:style-name="P20">10.</text:p>
          </table:table-cell>
          <table:table-cell table:style-name="Table2.B11" office:value-type="string">
            <text:p text:style-name="P8">Python Program to Calculate the employee salary using Inheritance as Class A will have detail of the employee such as employee ID, Name, Designation, and Department. Class B will have Gross salary such as Basic Salary, DA, HRA,TA and Gross Salary. Class C will have Deduction Salary as Income tax and any other deduction. Class D will have Net Salary.</text:p>
          </table:table-cell>
          <table:table-cell table:style-name="Table2.C2" office:value-type="string">
            <text:p text:style-name="P23">11</text:p>
          </table:table-cell>
        </table:table-row>
        <table:table-row table:style-name="TableLine94247139688000">
          <table:table-cell table:style-name="Table2.A2" office:value-type="string">
            <text:p text:style-name="P20">11.</text:p>
          </table:table-cell>
          <table:table-cell table:style-name="Table2.B12" office:value-type="string">
            <text:p text:style-name="P3">WAP to Implement function overloading and operator overloading.</text:p>
          </table:table-cell>
          <table:table-cell table:style-name="Table2.C2" office:value-type="string">
            <text:p text:style-name="P23">13</text:p>
          </table:table-cell>
        </table:table-row>
        <table:table-row table:style-name="TableLine94247139689440">
          <table:table-cell table:style-name="Table2.A2" office:value-type="string">
            <text:p text:style-name="P20">12.</text:p>
          </table:table-cell>
          <table:table-cell table:style-name="Table2.B13" office:value-type="string">
            <text:p text:style-name="P3">WAP to develop simple web scraping application to scrap data from websites. Make a use of required regular expressions.</text:p>
          </table:table-cell>
          <table:table-cell table:style-name="Table2.C2" office:value-type="string">
            <text:p text:style-name="P23">15</text:p>
          </table:table-cell>
        </table:table-row>
        <table:table-row table:style-name="TableLine94247139690880">
          <table:table-cell table:style-name="Table2.A2" office:value-type="string">
            <text:p text:style-name="P20">13.</text:p>
          </table:table-cell>
          <table:table-cell table:style-name="Table2.B14" office:value-type="string">
            <text:p text:style-name="P3">WAP to validate</text:p>
            <text:p text:style-name="P13"><text:span text:style-name="T1"><text:s text:c="4"/>1. <text:s/></text:span>E-mail id<text:span text:style-name="T1"> <text:s text:c="2"/>2. <text:s/></text:span>Password<text:span text:style-name="T1"> <text:s text:c="2"/>3. <text:s/></text:span>Mobile number<text:span text:style-name="T1"> <text:s text:c="2"/>4. <text:s text:c="2"/></text:span>URL</text:p>
            <text:p text:style-name="P3">Using regular expressions.</text:p>
          </table:table-cell>
          <table:table-cell table:style-name="Table2.C2" office:value-type="string">
            <text:p text:style-name="P23">16</text:p>
          </table:table-cell>
        </table:table-row>
        <table:table-row table:style-name="TableLine94247139692320">
          <table:table-cell table:style-name="Table2.A2" office:value-type="string">
            <text:p text:style-name="P20">14.</text:p>
          </table:table-cell>
          <table:table-cell table:style-name="Table2.B15" office:value-type="string">
            <text:p text:style-name="P5">WAP to check<text:span text:style-name="T1"> </text:span>the<text:span text:style-name="T1"> </text:span>age<text:span text:style-name="T1"> </text:span>as<text:span text:style-name="T1"> </text:span>even<text:span text:style-name="T1"> </text:span>or<text:span text:style-name="T1"> </text:span>odd<text:span text:style-name="T1"> </text:span>by<text:span text:style-name="T1"> </text:span>rasing. </text:p>
            <text:p text:style-name="P10">Built-in exception and </text:p>
            <text:p text:style-name="P10">User defined Exception</text:p>
          </table:table-cell>
          <table:table-cell table:style-name="Table2.C2" office:value-type="string">
            <text:p text:style-name="P23">17</text:p>
          </table:table-cell>
        </table:table-row>
        <table:table-row table:style-name="TableLine94247139693760">
          <table:table-cell table:style-name="Table2.A2" office:value-type="string">
            <text:p text:style-name="P20">15.</text:p>
          </table:table-cell>
          <table:table-cell table:style-name="Table2.B16" office:value-type="string">
            <text:p text:style-name="P3">Write a Python program to illustrate multithreading.</text:p>
          </table:table-cell>
          <table:table-cell table:style-name="Table2.C2" office:value-type="string">
            <text:p text:style-name="P23">18</text:p>
          </table:table-cell>
        </table:table-row>
        <table:table-row table:style-name="TableLine94247139695200">
          <table:table-cell table:style-name="Table2.A2" office:value-type="string">
            <text:p text:style-name="P20">16.</text:p>
          </table:table-cell>
          <table:table-cell table:style-name="Table2.B17" office:value-type="string">
            <text:p text:style-name="P3">Write a program to,</text:p>
            <text:p text:style-name="P14"><text:span text:style-name="T1"><text:s text:c="4"/>1. <text:s text:c="2"/></text:span>Create a new file.<text:span text:style-name="T1"> <text:s text:c="3"/>2. <text:s text:c="2"/></text:span>Append data<text:span text:style-name="T1"> <text:s text:c="4"/>3. <text:s text:c="2"/></text:span>Read data</text:p>
            <text:p text:style-name="P3">Use exception handling to handle IO Error</text:p>
          </table:table-cell>
          <table:table-cell table:style-name="Table2.C2" office:value-type="string">
            <text:p text:style-name="P23">19</text:p>
          </table:table-cell>
        </table:table-row>
        <table:table-row table:style-name="TableLine94247139696640">
          <table:table-cell table:style-name="Table2.A2" office:value-type="string">
            <text:p text:style-name="P20">17.</text:p>
          </table:table-cell>
          <table:table-cell table:style-name="Table2.B18" office:value-type="string">
            <text:p text:style-name="P4">Create Hospital and doctor tables with following fields as- (use MongoDB database)</text:p>
            <text:p text:style-name="P4"/>
            <text:p text:style-name="P4"><text:soft-page-break/>Hospital Table :-&gt; (Hospital_Id INT UNSIGNED NOT NULL, </text:p>
            <text:p text:style-name="P4"><text:s text:c="4"/>Hospital_Name TEXT NOT NULL, Bed_Count INT, </text:p>
            <text:p text:style-name="P4"><text:s text:c="4"/>PRIMARY KEY (Hospital_Id)</text:p>
            <text:p text:style-name="P4"/>
            <text:p text:style-name="P4">Doctor table:-&gt; (Doctor_Id INT UNSIGNED NOT NULL,</text:p>
            <text:p text:style-name="P4"><text:s text:c="4"/>Doctor_Name TEXT NOT NULL, Hospital_Id INT NOT NULL, Joining_Date DATE NOT NULL, Speciality TEXT NULL, </text:p>
            <text:p text:style-name="P4"><text:s text:c="4"/>Salary INT NULL, Experience INT NULL, </text:p>
            <text:p text:style-name="P4"><text:s text:c="5"/>PRIMARY KEY (Doctor_Id)</text:p>
            <text:p text:style-name="P15"/>
            <text:p text:style-name="P15">Executes following </text:p>
            <text:list xml:id="list802736697" text:style-name="WWNum15">
              <text:list-item>
                <text:p text:style-name="P24">Insert 10 records in both Hospital and doctor tables. Display all the records.</text:p>
              </text:list-item>
              <text:list-item>
                <text:p text:style-name="P24">Fetch Hospital and Doctor Information using hospital Id and doctor Id. (Take a input from user for hospital id and doctor id and display the result accordingly.)</text:p>
              </text:list-item>
              <text:list-item>
                <text:p text:style-name="P24">Fetch all doctors whose salary higher than the input amount and specialty is the same as the input specialty.</text:p>
              </text:list-item>
              <text:list-item>
                <text:p text:style-name="P24">Update doctor experience in years.</text:p>
              </text:list-item>
            </text:list>
            <text:p text:style-name="P17"/>
          </table:table-cell>
          <table:table-cell table:style-name="Table2.C2" office:value-type="string">
            <text:p text:style-name="P23">20</text:p>
          </table:table-cell>
        </table:table-row>
        <table:table-row table:style-name="TableLine94247139698080">
          <table:table-cell table:style-name="Table2.A2" office:value-type="string">
            <text:p text:style-name="P20">18.</text:p>
          </table:table-cell>
          <table:table-cell table:style-name="Table2.B19" office:value-type="string">
            <text:p text:style-name="P3">Create a single dimensional array using numpy and executes following commands. </text:p>
            <text:p text:style-name="P13"><text:span text:style-name="T1"><text:s text:c="4"/>1. <text:s text:c="2"/></text:span>Type of array, dimension of array, shape of array, size of array.</text:p>
            <text:p text:style-name="P14"><text:span text:style-name="T1"><text:s text:c="4"/>2. <text:s text:c="2"/></text:span>Reshape array<text:span text:style-name="T1"> <text:s text:c="3"/>3. <text:s text:c="2"/></text:span>flattern and transpose</text:p>
            <text:p text:style-name="P14"><text:span text:style-name="T1"><text:s text:c="4"/>4. <text:s text:c="2"/></text:span>Zeros<text:span text:style-name="T1"> <text:s text:c="3"/>5. <text:s text:c="2"/></text:span>Ones<text:span text:style-name="T1"> <text:s text:c="3"/>6. <text:s text:c="2"/></text:span>Linspace<text:span text:style-name="T1"> <text:s text:c="3"/>7. <text:s text:c="2"/></text:span>random and<text:span text:style-name="T1"> <text:s text:c="3"/>8. <text:s text:c="2"/></text:span>sum of array.</text:p>
          </table:table-cell>
          <table:table-cell table:style-name="Table2.C2" office:value-type="string">
            <text:p text:style-name="P23">22</text:p>
          </table:table-cell>
        </table:table-row>
        <table:table-row table:style-name="TableLine94247139699520">
          <table:table-cell table:style-name="Table2.A2" office:value-type="string">
            <text:p text:style-name="P20">19.</text:p>
          </table:table-cell>
          <table:table-cell table:style-name="Table2.B20" office:value-type="string">
            <text:p text:style-name="P3">Create array A and array B using arange() and perform following operations.</text:p>
            <text:p text:style-name="P3">Addition , Subtraction, Multiplication</text:p>
          </table:table-cell>
          <table:table-cell table:style-name="Table2.C2" office:value-type="string">
            <text:p text:style-name="P23">24</text:p>
          </table:table-cell>
        </table:table-row>
        <table:table-row table:style-name="TableLine94247139700960">
          <table:table-cell table:style-name="Table2.A2" office:value-type="string">
            <text:p text:style-name="P20">20.</text:p>
          </table:table-cell>
          <table:table-cell table:style-name="Table2.B21" office:value-type="string">
            <text:p text:style-name="P3">WAP to Find out space and time utilized by list and array to solve same problem.</text:p>
          </table:table-cell>
          <table:table-cell table:style-name="Table2.C2" office:value-type="string">
            <text:p text:style-name="P23">25</text:p>
          </table:table-cell>
        </table:table-row>
        <table:table-row table:style-name="TableLine94247139702400">
          <table:table-cell table:style-name="Table2.A2" office:value-type="string">
            <text:p text:style-name="P21">21.</text:p>
          </table:table-cell>
          <table:table-cell table:style-name="Table2.B22" office:value-type="string">
            <text:p text:style-name="P3">WAP to create a pandas series student and store details like student_id, name, age, mobile and marks.</text:p>
          </table:table-cell>
          <table:table-cell table:style-name="Table2.C2" office:value-type="string">
            <text:p text:style-name="P23">27</text:p>
          </table:table-cell>
        </table:table-row>
        <table:table-row table:style-name="TableLine94247139703840">
          <table:table-cell table:style-name="Table2.A2" office:value-type="string">
            <text:p text:style-name="P21">22.</text:p>
          </table:table-cell>
          <table:table-cell table:style-name="Table2.B23" office:value-type="string">
            <text:p text:style-name="P3">WAP to create a data frame student with fields stude_id, name, class, marks in sub1,sub2,sub3,sub4,sub5, practical, project.</text:p>
            <text:list xml:id="list1845582082" text:style-name="WWNum19">
              <text:list-item>
                <text:p text:style-name="P25">Convert data frame into CSV file</text:p>
              </text:list-item>
              <text:list-item>
                <text:p text:style-name="P25">Load created CSV file</text:p>
              </text:list-item>
              <text:list-item>
                <text:p text:style-name="P25">Calculate total and add new column using lambda function.</text:p>
              </text:list-item>
              <text:list-item>
                <text:p text:style-name="P25">Calculate percentage</text:p>
              </text:list-item>
              <text:list-item>
                <text:p text:style-name="P25">Fetch the students having percentage greater than equal to 70</text:p>
              </text:list-item>
            </text:list>
            <text:p text:style-name="P11"><text:s/></text:p>
          </table:table-cell>
          <table:table-cell table:style-name="Table2.C2" office:value-type="string">
            <text:p text:style-name="P23">28</text:p>
          </table:table-cell>
        </table:table-row>
        <table:table-row table:style-name="TableLine94247139705344">
          <table:table-cell table:style-name="Table2.A2" office:value-type="string">
            <text:p text:style-name="P21">23.</text:p>
          </table:table-cell>
          <table:table-cell table:style-name="Table2.B24" office:value-type="string">
            <text:p text:style-name="P3">Read titanic.csv file and perform following,</text:p>
            <text:list xml:id="list809941368" text:style-name="WWNum20">
              <text:list-item>
                <text:p text:style-name="P26">Drop unwanted column</text:p>
              </text:list-item>
              <text:list-item>
                <text:p text:style-name="P26">Encode Male as 1 and Female as 2</text:p>
              </text:list-item>
              <text:list-item>
                <text:p text:style-name="P26">Find out the ratio of Male and Female</text:p>
              </text:list-item>
              <text:list-item>
                <text:p text:style-name="P26">Treat missing values</text:p>
              </text:list-item>
              <text:list-item>
                <text:p text:style-name="P26">Treat outliers if any</text:p>
              </text:list-item>
              <text:list-item>
                <text:p text:style-name="P26">Rename columns </text:p>
              </text:list-item>
              <text:list-item>
                <text:p text:style-name="P26">Plot a graph of Gender</text:p>
              </text:list-item>
            </text:list>
          </table:table-cell>
          <table:table-cell table:style-name="Table2.C2" office:value-type="string">
            <text:p text:style-name="P23">30</text:p>
          </table:table-cell>
        </table:table-row>
        <table:table-row table:style-name="TableLine94247139706848">
          <table:table-cell table:style-name="Table2.A2" office:value-type="string">
            <text:p text:style-name="P21">24.</text:p>
          </table:table-cell>
          <table:table-cell table:style-name="Table2.B25" office:value-type="string">
            <text:p text:style-name="P3">Create <text:s/>lists holding weight and height respectively of 20 person and visualize the relationship using matplotlib and seaborn libraries.</text:p>
          </table:table-cell>
          <table:table-cell table:style-name="Table2.C2" office:value-type="string">
            <text:p text:style-name="P23">31</text:p>
          </table:table-cell>
        </table:table-row>
        <table:table-row table:style-name="TableLine94247139708352">
          <table:table-cell table:style-name="Table2.A2" office:value-type="string">
            <text:p text:style-name="P21">25.</text:p>
          </table:table-cell>
          <table:table-cell table:style-name="Table2.B26" office:value-type="string">
            <text:p text:style-name="P3">Perform Covid-19 data Analysis. (Take current data of world)</text:p>
          </table:table-cell>
          <table:table-cell table:style-name="Table2.C2" office:value-type="string">
            <text:p text:style-name="P23">32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3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20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7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4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01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8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5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82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61cm" fo:margin-bottom="1.1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3:21:47.980199289</meta:creation-date>
    <dc:date>2024-03-22T13:40:00.934802017</dc:date>
    <meta:editing-duration>PT2H18M43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2" meta:paragraph-count="120" meta:word-count="742" meta:character-count="4320" meta:non-whitespace-character-count="3588"/>
  </office:meta>
</office:document-meta>
</file>